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bre office doc in sub director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s Dieren</meta:initial-creator>
    <meta:creation-date>2012-10-06T21:53:31</meta:creation-date>
    <dc:date>2012-10-06T21:54:33</dc:date>
    <dc:creator>Kees Dieren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3.5$Linux_X86_64 LibreOffice_project/350m1$Build-2</meta:generator>
  </office:meta>
</office:document-meta>
</file>